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shapes>
          <draw:frame draw:z-index="0" draw:style-name="gr1" draw:text-style-name="P1" svg:width="15.986cm" svg:height="8.993cm" svg:x="22.724cm" svg:y="4.741cm">
            <draw:object draw:notify-on-update-of-ranges="PT@categories PT@label 0 PT@data 0 PT@label 1 PT@data 1 PT@label 2 PT@data 2 PT@label 3 PT@data 3 PT@label 4 PT@data 4 PT@label 5 PT@data 5 PT@label 6 PT@data 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CA</text:p>
          </table:table-cell>
          <table:table-cell table:style-name="ce6" office:value-type="string" calcext:value-type="string">
            <text:p>Magasin</text:p>
          </table:table-cell>
          <table:table-cell table:style-name="ce12" table:number-columns-repeated="6"/>
          <table:table-cell table:style-name="ce2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8.85" calcext:value-type="float">
            <text:p>188,85</text:p>
          </table:table-cell>
          <table:table-cell table:style-name="ce14" office:value-type="float" office:value="256.59" calcext:value-type="float">
            <text:p>256,59</text:p>
          </table:table-cell>
          <table:table-cell table:style-name="ce14" office:value-type="float" office:value="205.85" calcext:value-type="float">
            <text:p>205,85</text:p>
          </table:table-cell>
          <table:table-cell table:style-name="ce14" office:value-type="float" office:value="300.45" calcext:value-type="float">
            <text:p>300,45</text:p>
          </table:table-cell>
          <table:table-cell table:style-name="ce14" office:value-type="float" office:value="305.25" calcext:value-type="float">
            <text:p>305,25</text:p>
          </table:table-cell>
          <table:table-cell table:style-name="ce14" office:value-type="float" office:value="274.36" calcext:value-type="float">
            <text:p>274,36</text:p>
          </table:table-cell>
          <table:table-cell table:style-name="ce18" office:value-type="float" office:value="142.81" calcext:value-type="float">
            <text:p>142,81</text:p>
          </table:table-cell>
          <table:table-cell table:style-name="ce24" office:value-type="float" office:value="1674.16" calcext:value-type="float">
            <text:p>1674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59.19" calcext:value-type="float">
            <text:p>59,19</text:p>
          </table:table-cell>
          <table:table-cell office:value-type="float" office:value="162.99" calcext:value-type="float">
            <text:p>162,99</text:p>
          </table:table-cell>
          <table:table-cell office:value-type="float" office:value="843.17" calcext:value-type="float">
            <text:p>843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8.05" calcext:value-type="float">
            <text:p>178,05</text:p>
          </table:table-cell>
          <table:table-cell office:value-type="float" office:value="419.32" calcext:value-type="float">
            <text:p>419,3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53.13" calcext:value-type="float">
            <text:p>2453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379.1" calcext:value-type="float">
            <text:p>379,1</text:p>
          </table:table-cell>
          <table:table-cell office:value-type="float" office:value="412.6" calcext:value-type="float">
            <text:p>412,6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64.73" calcext:value-type="float">
            <text:p>2864,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6.67" calcext:value-type="float">
            <text:p>676,67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6.13" calcext:value-type="float">
            <text:p>676,13</text:p>
          </table:table-cell>
          <table:table-cell office:value-type="float" office:value="375.4" calcext:value-type="float">
            <text:p>375,4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74.5" calcext:value-type="float">
            <text:p>427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85.04" calcext:value-type="float">
            <text:p>5285,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628.11" calcext:value-type="float">
            <text:p>628,11</text:p>
          </table:table-cell>
          <table:table-cell table:style-name="ce16" office:value-type="float" office:value="874.39" calcext:value-type="float">
            <text:p>874,39</text:p>
          </table:table-cell>
          <table:table-cell table:style-name="ce16" office:value-type="float" office:value="854.63" calcext:value-type="float">
            <text:p>854,63</text:p>
          </table:table-cell>
          <table:table-cell table:style-name="ce16" office:value-type="float" office:value="986.16" calcext:value-type="float">
            <text:p>986,16</text:p>
          </table:table-cell>
          <table:table-cell table:style-name="ce16" office:value-type="float" office:value="333.49" calcext:value-type="float">
            <text:p>333,49</text:p>
          </table:table-cell>
          <table:table-cell table:style-name="ce16" office:value-type="float" office:value="1015.43" calcext:value-type="float">
            <text:p>1015,43</text:p>
          </table:table-cell>
          <table:table-cell table:style-name="ce20" office:value-type="float" office:value="1087.37" calcext:value-type="float">
            <text:p>1087,37</text:p>
          </table:table-cell>
          <table:table-cell table:style-name="ce26" office:value-type="float" office:value="5779.58" calcext:value-type="float">
            <text:p>5779,58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4868.66" calcext:value-type="float">
            <text:p>4868,66</text:p>
          </table:table-cell>
          <table:table-cell table:style-name="ce17" office:value-type="float" office:value="4635.58" calcext:value-type="float">
            <text:p>4635,58</text:p>
          </table:table-cell>
          <table:table-cell table:style-name="ce17" office:value-type="float" office:value="5903.09" calcext:value-type="float">
            <text:p>5903,09</text:p>
          </table:table-cell>
          <table:table-cell table:style-name="ce17" office:value-type="float" office:value="5782.45" calcext:value-type="float">
            <text:p>5782,45</text:p>
          </table:table-cell>
          <table:table-cell table:style-name="ce17" office:value-type="float" office:value="5490.06" calcext:value-type="float">
            <text:p>5490,06</text:p>
          </table:table-cell>
          <table:table-cell table:style-name="ce17" office:value-type="float" office:value="4840.46" calcext:value-type="float">
            <text:p>4840,46</text:p>
          </table:table-cell>
          <table:table-cell table:style-name="ce21" office:value-type="float" office:value="4519.22" calcext:value-type="float">
            <text:p>4519,22</text:p>
          </table:table-cell>
          <table:table-cell table:style-name="ce27" office:value-type="float" office:value="36039.52" calcext:value-type="float">
            <text:p>36039,52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I15" table:buttons="'Table dynamique_Feuille1_1'.A2 'Table dynamique_Feuille1_1'.B1" table:show-filter-button="false" table:drill-down-on-double-click="false">
          <table:database-source-query table:database-name="vraiSAEBD" table:query-name="vraGraph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59,19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8,05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5,85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5,4" table:display="true" table:show-details="true"/>
                <table:data-pilot-member table:name="379,07" table:display="true" table:show-details="true"/>
                <table:data-pilot-member table:name="379,1" table:display="true" table:show-details="true"/>
                <table:data-pilot-member table:name="399,12" table:display="true" table:show-details="true"/>
                <table:data-pilot-member table:name="411,34" table:display="true" table:show-details="true"/>
                <table:data-pilot-member table:name="412,6" table:display="true" table:show-details="true"/>
                <table:data-pilot-member table:name="415,2" table:display="true" table:show-details="true"/>
                <table:data-pilot-member table:name="419,3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6,13" table:display="true" table:show-details="true"/>
                <table:data-pilot-member table:name="676,67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4,39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6,16" table:display="true" table:show-details="true"/>
                <table:data-pilot-member table:name="987,94" table:display="true" table:show-details="true"/>
                <table:data-pilot-member table:name="1008,5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5:11:21.070609697</meta:creation-date>
    <dc:date>2025-03-25T15:15:45.126250597</dc:date>
    <meta:editing-duration>PT4M24S</meta:editing-duration>
    <meta:editing-cycles>1</meta:editing-cycles>
    <meta:document-statistic meta:table-count="2" meta:cell-count="128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loext:data-pilot-source="DataPilot1" chart:class="chart:area" chart:style-name="ch1">
        <chart:title svg:x="3.372cm" svg:y="0.315cm" chart:style-name="ch2">
          <text:p>Evolution CA des magasins par mois en 2024</text:p>
        </chart:title>
        <chart:legend chart:legend-position="end" svg:x="11.978cm" svg:y="1.804cm" style:legend-expansion="high" chart:style-name="ch3"/>
        <chart:plot-area chart:style-name="ch4" table:cell-range-address="PivotChart" chart:data-source-has-labels="column" svg:x="0.319cm" svg:y="1.273cm" svg:width="11.34cm" svg:height="6.642cm">
          <chart:coordinate-region svg:x="1.311cm" svg:y="1.473cm" svg:width="10.161cm" svg:height="5.79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area">
            <chart:data-point chart:repeated="12"/>
          </chart:series>
          <chart:series chart:style-name="ch8" chart:values-cell-range-address="PT@data 1" chart:label-cell-address="PT@label 1" chart:class="chart:area">
            <chart:data-point chart:repeated="12"/>
          </chart:series>
          <chart:series chart:style-name="ch9" chart:values-cell-range-address="PT@data 2" chart:label-cell-address="PT@label 2" chart:class="chart:area">
            <chart:data-point chart:repeated="12"/>
          </chart:series>
          <chart:series chart:style-name="ch10" chart:values-cell-range-address="PT@data 3" chart:label-cell-address="PT@label 3" chart:class="chart:area">
            <chart:data-point chart:repeated="12"/>
          </chart:series>
          <chart:series chart:style-name="ch11" chart:values-cell-range-address="PT@data 4" chart:label-cell-address="PT@label 4" chart:class="chart:area">
            <chart:data-point chart:repeated="12"/>
          </chart:series>
          <chart:series chart:style-name="ch12" chart:values-cell-range-address="PT@data 5" chart:label-cell-address="PT@label 5" chart:class="chart:area">
            <chart:data-point chart:repeated="12"/>
          </chart:series>
          <chart:series chart:style-name="ch13" chart:values-cell-range-address="PT@data 6" chart:label-cell-address="PT@label 6" chart:class="chart:area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5.85">
                <text:p>205.85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59.19">
                <text:p>59.19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8.05">
                <text:p>178.05</text:p>
              </table:table-cell>
              <table:table-cell office:value-type="float" office:value="419.32">
                <text:p>419.3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379.1">
                <text:p>379.1</text:p>
              </table:table-cell>
              <table:table-cell office:value-type="float" office:value="412.6">
                <text:p>412.6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.67">
                <text:p>676.67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6.13">
                <text:p>676.13</text:p>
              </table:table-cell>
              <table:table-cell office:value-type="float" office:value="375.4">
                <text:p>375.4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08.52">
                <text:p>1008.5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4.39">
                <text:p>874.39</text:p>
              </table:table-cell>
              <table:table-cell office:value-type="float" office:value="854.63">
                <text:p>854.63</text:p>
              </table:table-cell>
              <table:table-cell office:value-type="float" office:value="986.16">
                <text:p>986.16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